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В статье исследуется проблема разного употребления запя той во французском и русском языках на материале произведения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5T14:20:12.699000000</dc:date>
    <meta:editing-duration>PT8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" meta:word-count="16" meta:character-count="118" meta:non-whitespace-character-count="102"/>
  </office:meta>
</office:document-meta>
</file>